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011cm" svg:stroke-color="#000080" draw:stroke-linejoin="miter" svg:stroke-linecap="butt" draw:fill="none" fo:padding-top="0.005cm" fo:padding-bottom="0.005cm" fo:padding-left="0.005cm" fo:padding-right="0.005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5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1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09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28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71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76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75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034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9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42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8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73cm" fo:min-width="12.702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28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5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65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74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6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67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814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5.433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57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33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4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3.909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8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0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6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43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8.1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5.251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91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1.165cm" fo:min-width="15.518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8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4.90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242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0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8.80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21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5.411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05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9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3cm" fo:min-width="10.331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  <style:text-properties style:font-name="Fira Mono for Powerline"/>
    </style:style>
    <style:style style:name="P2" style:family="paragraph">
      <loext:graphic-properties draw:fill="none"/>
      <style:text-properties style:font-name="Fira Mono for Powerli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/>
      <style:text-properties style:font-name="Fira Mono for Powerline" fo:font-size="9pt" style:font-size-asian="9pt" style:font-size-complex="9pt"/>
    </style:style>
    <style:style style:name="P5" style:family="paragraph">
      <loext:graphic-properties draw:fill="none"/>
      <style:paragraph-properties fo:text-align="start"/>
      <style:text-properties style:font-name="Fira Mono for Powerline"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start"/>
      <style:text-properties style:font-name="Fira Mono for Powerline" fo:font-size="8pt" style:font-size-asian="8pt" style:font-size-complex="8pt"/>
    </style:style>
    <style:style style:name="T1" style:family="text">
      <style:text-properties fo:color="#000000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style:style style:name="T2" style:family="text">
      <style:text-properties fo:color="#3465a4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3" style:family="text">
      <style:text-properties fo:color="#000000" loext:opacity="100%" style:font-name="Fira Mono for Powerline" fo:font-size="9pt" fo:font-weight="normal" style:font-size-asian="9pt" style:font-weight-asian="normal" style:font-name-complex="Monaco" style:font-size-complex="9pt" style:font-weight-complex="normal"/>
    </style:style>
    <style:style style:name="T4" style:family="text">
      <style:text-properties fo:color="#000000" loext:opacity="100%" style:font-name="Fira Mono for Powerline" fo:font-size="8pt" fo:font-weight="bold" style:font-size-asian="8pt" style:font-weight-asian="normal" style:font-name-complex="DejaVuSans1" style:font-size-complex="8pt" style:font-weight-complex="normal"/>
    </style:style>
    <style:style style:name="T5" style:family="text">
      <style:text-properties fo:color="#000000" loext:opacity="100%" style:font-name="Fira Mono for Powerline" fo:font-size="8pt" fo:font-weight="normal" style:font-size-asian="8pt" style:font-weight-asian="normal" style:font-name-complex="DejaVuSans1" style:font-size-complex="8pt" style:font-weight-complex="normal"/>
    </style:style>
    <style:style style:name="T6" style:family="text">
      <style:text-properties fo:color="#3465a4" loext:opacity="100%" style:font-name="Fira Mono for Powerline" fo:font-size="9pt" fo:font-weight="normal" style:font-size-asian="9pt" style:font-weight-asian="normal" style:font-name-complex="DejaVuSans1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4cm" svg:height="29.697cm" svg:x="0cm" svg:y="0cm" svg:viewBox="0 0 20985 29698" draw:points="0,0 20985,0 20985,29698 0,29698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4cm" svg:height="29.698cm" svg:x="0cm" svg:y="0cm" svg:viewBox="0 0 20985 29699" draw:points="0,0 20985,0 20985,29699 0,29699">
          <text:p/>
        </draw:polygon>
        <draw:polygon draw:style-name="gr1" draw:text-style-name="P1" draw:layer="layout" svg:width="20.986cm" svg:height="29.701cm" svg:x="0cm" svg:y="0.002cm" svg:viewBox="0 0 20987 29702" draw:points="0,0 20987,0 20987,29702 0,29702">
          <text:p/>
        </draw:polygon>
        <draw:polygon draw:style-name="gr1" draw:text-style-name="P1" draw:layer="layout" svg:width="20.986cm" svg:height="29.701cm" svg:x="0cm" svg:y="0.005cm" svg:viewBox="0 0 20987 29702" draw:points="0,0 20987,0 20987,29702 0,29702">
          <text:p/>
        </draw:polygon>
        <draw:line draw:style-name="gr2" draw:text-style-name="P2" draw:layer="layout" svg:x1="2.193cm" svg:y1="5.66cm" svg:x2="6.427cm" svg:y2="5.66cm">
          <text:p/>
        </draw:line>
        <draw:frame draw:style-name="gr3" draw:text-style-name="P4" draw:layer="layout" svg:width="16.957cm" svg:height="0.399cm" svg:x="2.004cm" svg:y="1.522cm">
          <draw:text-box>
            <text:p text:style-name="P3"><text:span text:style-name="T1">Tiago Rinaldi | 27/01/1988 | São </text:span><text:span text:style-name="T1">Paulo, SP, Brazil | +551498114 </text:span><text:span text:style-name="T1">5355 | trinaldi@gmail.com</text:span></text:p>
          </draw:text-box>
        </draw:frame>
        <draw:frame draw:style-name="gr4" draw:text-style-name="P4" draw:layer="layout" svg:width="7.813cm" svg:height="0.399cm" svg:x="2.004cm" svg:y="2.271cm">
          <draw:text-box>
            <text:p text:style-name="P3"><text:span text:style-name="T2">[tiago@tiago-linuxbox:~]$</text:span><text:span text:style-name="T3"> ls -l | </text:span><text:span text:style-name="T3">grep ^-</text:span></text:p>
          </draw:text-box>
        </draw:frame>
        <draw:frame draw:style-name="gr5" draw:text-style-name="P4" draw:layer="layout" svg:width="10.099cm" svg:height="0.399cm" svg:x="2.004cm" svg:y="2.866cm">
          <draw:text-box>
            <text:p text:style-name="P3"><text:span text:style-name="T1">-rw-rw-r-- <text:s/>1 tiago tiago <text:s text:c="2"/>88 <text:s/></text:span><text:span text:style-name="T1">Fev 22 20:18 contact </text:span></text:p>
          </draw:text-box>
        </draw:frame>
        <draw:frame draw:style-name="gr6" draw:text-style-name="P4" draw:layer="layout" svg:width="10.289cm" svg:height="0.399cm" svg:x="2.004cm" svg:y="3.282cm">
          <draw:text-box>
            <text:p text:style-name="P3"><text:span text:style-name="T1">-rw-rw-r-- <text:s/>1 tiago tiago <text:s/>138 </text:span><text:span text:style-name="T1">Fev 22 20:11 education </text:span></text:p>
          </draw:text-box>
        </draw:frame>
        <draw:frame draw:style-name="gr7" draw:text-style-name="P4" draw:layer="layout" svg:width="11.432cm" svg:height="0.399cm" svg:x="2.004cm" svg:y="3.688cm">
          <draw:text-box>
            <text:p text:style-name="P3"><text:span text:style-name="T1">-rw-rw-r-- <text:s/>1 tiago tiago <text:s/>120 </text:span><text:span text:style-name="T1">Fev 22 20:09 personal_skills </text:span></text:p>
          </draw:text-box>
        </draw:frame>
        <draw:frame draw:style-name="gr8" draw:text-style-name="P4" draw:layer="layout" svg:width="9.718cm" svg:height="0.399cm" svg:x="2.004cm" svg:y="4.097cm">
          <draw:text-box>
            <text:p text:style-name="P3"><text:span text:style-name="T1">-rw-rw-r-- <text:s/>1 tiago tiago <text:s/>166 </text:span><text:span text:style-name="T1">Fev 22 20:12 skills </text:span></text:p>
          </draw:text-box>
        </draw:frame>
        <draw:frame draw:style-name="gr7" draw:text-style-name="P4" draw:layer="layout" svg:width="11.432cm" svg:height="0.399cm" svg:x="2.004cm" svg:y="4.51cm">
          <draw:text-box>
            <text:p text:style-name="P3"><text:span text:style-name="T1">-rw-rw-r-- <text:s/>1 tiago tiago <text:s/>364 </text:span><text:span text:style-name="T1">Fev 22 20:04 work_experience </text:span></text:p>
          </draw:text-box>
        </draw:frame>
        <draw:frame draw:style-name="gr9" draw:text-style-name="P4" draw:layer="layout" svg:width="8.766cm" svg:height="0.399cm" svg:x="1.983cm" svg:y="5.302cm">
          <draw:text-box>
            <text:p text:style-name="P3"><text:span text:style-name="T2">[tiago@tiago-linuxbox:~]$</text:span><text:span text:style-name="T3"> more </text:span><text:span text:style-name="T3">work_experience</text:span></text:p>
          </draw:text-box>
        </draw:frame>
        <draw:frame draw:style-name="gr10" draw:text-style-name="P5" draw:layer="layout" svg:width="5.759cm" svg:height="0.357cm" svg:x="1.983cm" svg:y="5.883cm">
          <draw:text-box>
            <text:p text:style-name="P3"><text:span text:style-name="T4">2013 - 2014 <text:s/>Computar Sistemas </text:span></text:p>
          </draw:text-box>
        </draw:frame>
        <draw:frame draw:style-name="gr11" draw:text-style-name="P6" draw:layer="layout" svg:width="2.034cm" svg:height="0.357cm" svg:x="1.983cm" svg:y="6.3cm">
          <draw:text-box>
            <text:p text:style-name="P3"><text:span text:style-name="T5"><text:s text:c="12"/></text:span></text:p>
          </draw:text-box>
        </draw:frame>
        <draw:frame draw:style-name="gr12" draw:text-style-name="P6" draw:layer="layout" svg:width="3.727cm" svg:height="0.357cm" svg:x="4.523cm" svg:y="6.3cm">
          <draw:text-box>
            <text:p text:style-name="P3"><text:span text:style-name="T5">ERP Developing company</text:span></text:p>
          </draw:text-box>
        </draw:frame>
        <draw:frame draw:style-name="gr13" draw:text-style-name="P6" draw:layer="layout" svg:width="9.993cm" svg:height="0.357cm" svg:x="4.523cm" svg:y="6.628cm">
          <draw:text-box>
            <text:p text:style-name="P3"><text:span text:style-name="T5">Porting old FOXPRO code to C# </text:span><text:span text:style-name="T5">using WPF/XAML/WebApi/Tests <text:s/></text:span></text:p>
          </draw:text-box>
        </draw:frame>
        <draw:frame draw:style-name="gr11" draw:text-style-name="P6" draw:layer="layout" svg:width="2.034cm" svg:height="0.357cm" svg:x="1.983cm" svg:y="6.705cm">
          <draw:text-box>
            <text:p text:style-name="P3"><text:span text:style-name="T5"><text:s text:c="12"/></text:span></text:p>
          </draw:text-box>
        </draw:frame>
        <draw:frame draw:style-name="gr14" draw:text-style-name="P5" draw:layer="layout" svg:width="5.421cm" svg:height="0.357cm" svg:x="1.983cm" svg:y="7.122cm">
          <draw:text-box>
            <text:p text:style-name="P3"><text:span text:style-name="T4">2014 – 2016 <text:s/>Leo.br (Freelancer)</text:span></text:p>
          </draw:text-box>
        </draw:frame>
        <draw:frame draw:style-name="gr15" draw:text-style-name="P6" draw:layer="layout" svg:width="0.281cm" svg:height="0.357cm" svg:x="1.983cm" svg:y="7.527cm">
          <draw:text-box>
            <text:p text:style-name="P3"><text:span text:style-name="T5"><text:s/></text:span></text:p>
          </draw:text-box>
        </draw:frame>
        <draw:frame draw:style-name="gr16" draw:text-style-name="P6" draw:layer="layout" svg:width="12.702cm" svg:height="1.373cm" svg:x="4.484cm" svg:y="9.637cm">
          <draw:text-box>
            <text:p text:style-name="P3"><text:span text:style-name="T5">Full stack web developer. </text:span><text:span text:style-name="T5">Frontend and Backend development </text:span><text:span text:style-name="T5">using</text:span></text:p>
            <text:p text:style-name="P3"><text:span text:style-name="T5">Programming languagues such as </text:span><text:span text:style-name="T5">PHP, Ruby [on Rails], JavaScript</text:span></text:p>
            <text:p text:style-name="P3"><text:span text:style-name="T5">(AngularJS 1.4, jQuery), GO.</text:span></text:p>
            <text:p text:style-name="P3"><text:span text:style-name="T5">Plugin and Theme </text:span><text:span text:style-name="T5">development/maintenance for </text:span><text:span text:style-name="T5">WordPress, server maintenance.</text:span></text:p>
          </draw:text-box>
        </draw:frame>
        <draw:frame draw:style-name="gr17" draw:text-style-name="P6" draw:layer="layout" svg:width="7.283cm" svg:height="0.357cm" svg:x="4.484cm" svg:y="7.64cm">
          <draw:text-box>
            <text:p text:style-name="P3"><text:span text:style-name="T5">Maintenance of an Open Source ERP </text:span><text:span text:style-name="T5">(ERPNext)</text:span></text:p>
          </draw:text-box>
        </draw:frame>
        <draw:frame draw:style-name="gr18" draw:text-style-name="P6" draw:layer="layout" svg:width="5.59cm" svg:height="0.357cm" svg:x="4.484cm" svg:y="7.972cm">
          <draw:text-box>
            <text:p text:style-name="P3"><text:span text:style-name="T5">Wordpress website customizations,</text:span></text:p>
          </draw:text-box>
        </draw:frame>
        <draw:frame draw:style-name="gr19" draw:text-style-name="P6" draw:layer="layout" svg:width="9.654cm" svg:height="0.357cm" svg:x="4.484cm" svg:y="8.3cm">
          <draw:text-box>
            <text:p text:style-name="P3"><text:span text:style-name="T5">Server maintenance (Linux/Windows </text:span><text:span text:style-name="T5">Server), new Frontends,</text:span></text:p>
          </draw:text-box>
        </draw:frame>
        <draw:frame draw:style-name="gr20" draw:text-style-name="P6" draw:layer="layout" svg:width="4.743cm" svg:height="0.357cm" svg:x="4.484cm" svg:y="8.632cm">
          <draw:text-box>
            <text:p text:style-name="P3"><text:span text:style-name="T5">WordPress themes and plugins</text:span></text:p>
          </draw:text-box>
        </draw:frame>
        <draw:frame draw:style-name="gr21" draw:text-style-name="P4" draw:layer="layout" svg:width="6.861cm" svg:height="0.399cm" svg:x="2.004cm" svg:y="20.817cm">
          <draw:text-box>
            <text:p text:style-name="P3"><text:span text:style-name="T2">[tiago@tiago-linuxbox:~]$</text:span><text:span text:style-name="T3"> cat </text:span><text:span text:style-name="T3">skills</text:span></text:p>
          </draw:text-box>
        </draw:frame>
        <draw:frame draw:style-name="gr22" draw:text-style-name="P4" draw:layer="layout" svg:width="10.67cm" svg:height="0.399cm" svg:x="2.004cm" svg:y="21.337cm">
          <draw:text-box>
            <text:p text:style-name="P3"><text:span text:style-name="T1">Vanilla JavaScript (ES6+), React, </text:span><text:span text:style-name="T1">jQuery HTML(5), CSS(3)</text:span></text:p>
          </draw:text-box>
        </draw:frame>
        <draw:frame draw:style-name="gr23" draw:text-style-name="P4" draw:layer="layout" svg:width="15.814cm" svg:height="0.399cm" svg:x="2.004cm" svg:y="21.711cm">
          <draw:text-box>
            <text:p text:style-name="P3"><text:span text:style-name="T1">Shell, Linux, MSSQL, MySQL, PostgreSQL, </text:span><text:span text:style-name="T1">WordPress, Python, PHP, Go, Ruby [on Rails]</text:span></text:p>
          </draw:text-box>
        </draw:frame>
        <draw:frame draw:style-name="gr24" draw:text-style-name="P4" draw:layer="layout" svg:width="15.433cm" svg:height="0.399cm" svg:x="2.004cm" svg:y="22.089cm">
          <draw:text-box>
            <text:p text:style-name="P3"><text:span text:style-name="T1">NodeJS, NextJS, Email Marketing, Vi(Vim), Regular expressions, NoSQL </text:span><text:span text:style-name="T1">(MongoDB)</text:span></text:p>
          </draw:text-box>
        </draw:frame>
        <draw:frame draw:style-name="gr25" draw:text-style-name="P4" draw:layer="layout" svg:width="8.575cm" svg:height="0.399cm" svg:x="2.004cm" svg:y="23.089cm">
          <draw:text-box>
            <text:p text:style-name="P3"><text:span text:style-name="T2">[tiago@tiago-linuxbox:~]$</text:span><text:span text:style-name="T3"> cat personal_skills</text:span></text:p>
          </draw:text-box>
        </draw:frame>
        <draw:frame draw:style-name="gr3" draw:text-style-name="P4" draw:layer="layout" svg:width="16.957cm" svg:height="0.399cm" svg:x="2.004cm" svg:y="23.63cm">
          <draw:text-box>
            <text:p text:style-name="P3"><text:span text:style-name="T1">Other </text:span><text:span text:style-name="T1">languages: <text:s text:c="2"/></text:span><text:span text:style-name="T1">English(Adva</text:span><text:span text:style-name="T1">nced), </text:span><text:span text:style-name="T1">Spanish(Inte</text:span><text:span text:style-name="T1">rmediate), </text:span><text:span text:style-name="T1">German </text:span><text:span text:style-name="T1">(Reading - </text:span><text:span text:style-name="T1">Beginner) </text:span></text:p>
          </draw:text-box>
        </draw:frame>
        <draw:frame draw:style-name="gr26" draw:text-style-name="P4" draw:layer="layout" svg:width="5.337cm" svg:height="0.399cm" svg:x="2.004cm" svg:y="24.024cm">
          <draw:text-box>
            <text:p text:style-name="P3"><text:span text:style-name="T1">Official Microsoft Courses: </text:span></text:p>
          </draw:text-box>
        </draw:frame>
        <draw:frame draw:style-name="gr27" draw:text-style-name="P4" draw:layer="layout" svg:width="9.146cm" svg:height="0.399cm" svg:x="3.274cm" svg:y="24.395cm">
          <draw:text-box>
            <text:p text:style-name="P3"><text:span text:style-name="T1">10266 | Programming </text:span><text:span text:style-name="T1">C# With Visual </text:span><text:span text:style-name="T1">Studio 2010; </text:span></text:p>
          </draw:text-box>
        </draw:frame>
        <draw:frame draw:style-name="gr28" draw:text-style-name="P4" draw:layer="layout" svg:width="13.909cm" svg:height="0.399cm" svg:x="3.274cm" svg:y="24.769cm">
          <draw:text-box>
            <text:p text:style-name="P3"><text:span text:style-name="T1">10267 | </text:span><text:span text:style-name="T1">Introduction to </text:span><text:span text:style-name="T1">Web Development </text:span><text:span text:style-name="T1">with Microsoft </text:span><text:span text:style-name="T1">Visual Studio </text:span><text:span text:style-name="T1">2010</text:span></text:p>
          </draw:text-box>
        </draw:frame>
        <draw:frame draw:style-name="gr29" draw:text-style-name="P4" draw:layer="layout" svg:width="0.383cm" svg:height="0.399cm" svg:x="2.004cm" svg:y="25.142cm">
          <draw:text-box>
            <text:p text:style-name="P3"><text:span text:style-name="T1"><text:s text:c="2"/></text:span></text:p>
          </draw:text-box>
        </draw:frame>
        <draw:frame draw:style-name="gr30" draw:text-style-name="P4" draw:layer="layout" svg:width="8.003cm" svg:height="0.399cm" svg:x="3.274cm" svg:y="25.142cm">
          <draw:text-box>
            <text:p text:style-name="P3"><text:span text:style-name="T1">10774 | </text:span><text:span text:style-name="T1">Querying </text:span><text:span text:style-name="T1">Microsoft </text:span><text:span text:style-name="T1">SQL Server </text:span><text:span text:style-name="T1">2012</text:span></text:p>
          </draw:text-box>
        </draw:frame>
        <draw:frame draw:style-name="gr31" draw:text-style-name="P4" draw:layer="layout" svg:width="10.861cm" svg:height="0.399cm" svg:x="3.274cm" svg:y="25.513cm">
          <draw:text-box>
            <text:p text:style-name="P3"><text:span text:style-name="T1">10775 | Administering Microsoft SQL </text:span><text:span text:style-name="T1">Server 2012 Databases</text:span></text:p>
          </draw:text-box>
        </draw:frame>
        <draw:frame draw:style-name="gr25" draw:text-style-name="P4" draw:layer="layout" svg:width="8.575cm" svg:height="0.399cm" svg:x="3.274cm" svg:y="25.887cm">
          <draw:text-box>
            <text:p text:style-name="P3"><text:span text:style-name="T1">10778 | Implementing <text:s/>Data </text:span><text:span text:style-name="T1">Models and Reports</text:span></text:p>
          </draw:text-box>
        </draw:frame>
        <draw:frame draw:style-name="gr32" draw:text-style-name="P4" draw:layer="layout" svg:width="7.432cm" svg:height="0.399cm" svg:x="2.004cm" svg:y="26.825cm">
          <draw:text-box>
            <text:p text:style-name="P3"><text:span text:style-name="T2">[tiago@tia</text:span><text:span text:style-name="T2">go-</text:span><text:span text:style-name="T2">linuxbox:~</text:span><text:span text:style-name="T2">]$</text:span><text:span text:style-name="T3"> cat </text:span><text:span text:style-name="T3">education</text:span></text:p>
          </draw:text-box>
        </draw:frame>
        <draw:frame draw:style-name="gr33" draw:text-style-name="P4" draw:layer="layout" svg:width="18.1cm" svg:height="0.399cm" svg:x="2.004cm" svg:y="27.349cm">
          <draw:text-box>
            <text:p text:style-name="P3"><text:span text:style-name="T1">2007-2011 - Bachelor’s Degree in Biology from </text:span><text:span text:style-name="T1">Universidade de São Paulo (USP) – Ribeirão </text:span><text:span text:style-name="T1">Preto </text:span></text:p>
          </draw:text-box>
        </draw:frame>
        <draw:frame draw:style-name="gr34" draw:text-style-name="P4" draw:layer="layout" svg:width="5.717cm" svg:height="0.399cm" svg:x="2.004cm" svg:y="27.934cm">
          <draw:text-box>
            <text:p text:style-name="P3"><text:span text:style-name="T6">[tiago@tia</text:span><text:span text:style-name="T6">go-</text:span><text:span text:style-name="T6">linuxbox:~</text:span><text:span text:style-name="T6">]$ </text:span><text:span text:style-name="T1">date</text:span></text:p>
          </draw:text-box>
        </draw:frame>
        <draw:frame draw:style-name="gr35" draw:text-style-name="P6" draw:layer="layout" svg:width="5.251cm" svg:height="0.357cm" svg:x="2.004cm" svg:y="28.447cm">
          <draw:text-box>
            <text:p text:style-name="P3"><text:span text:style-name="T5">M</text:span><text:span text:style-name="T5">o</text:span><text:span text:style-name="T5">n </text:span><text:span text:style-name="T5">O</text:span><text:span text:style-name="T5">c</text:span><text:span text:style-name="T5">t </text:span><text:span text:style-name="T5">3</text:span><text:span text:style-name="T5">0 </text:span><text:span text:style-name="T5">0</text:span><text:span text:style-name="T5">8</text:span><text:span text:style-name="T5">:</text:span><text:span text:style-name="T5">0</text:span><text:span text:style-name="T5">2</text:span><text:span text:style-name="T5">:</text:span><text:span text:style-name="T5">5</text:span><text:span text:style-name="T5">2 </text:span><text:span text:style-name="T5">P</text:span><text:span text:style-name="T5">M </text:span><text:span text:style-name="T5">-</text:span><text:span text:style-name="T5">0</text:span><text:span text:style-name="T5">3 </text:span><text:span text:style-name="T5">2</text:span><text:span text:style-name="T5">0</text:span><text:span text:style-name="T5">2</text:span><text:span text:style-name="T5">3</text:span></text:p>
          </draw:text-box>
        </draw:frame>
        <draw:frame draw:style-name="gr20" draw:text-style-name="P5" draw:layer="layout" svg:width="4.743cm" svg:height="0.357cm" svg:x="1.983cm" svg:y="9.122cm">
          <draw:text-box>
            <text:p text:style-name="P3"><text:span text:style-name="T4">2016 - 2016 <text:s/>Zaez Tecnologia</text:span></text:p>
          </draw:text-box>
        </draw:frame>
        <draw:frame draw:style-name="gr36" draw:text-style-name="P5" draw:layer="layout" svg:width="4.913cm" svg:height="0.357cm" svg:x="1.983cm" svg:y="11.122cm">
          <draw:text-box>
            <text:p text:style-name="P3"><text:span text:style-name="T4">2016 – 2017 <text:s/>Evolua Educação </text:span></text:p>
          </draw:text-box>
        </draw:frame>
        <draw:frame draw:style-name="gr37" draw:text-style-name="P6" draw:layer="layout" svg:width="15.518cm" svg:height="1.165cm" svg:x="4.484cm" svg:y="11.535cm">
          <draw:text-box>
            <text:p text:style-name="P3"><text:span text:style-name="T5">Research &amp; Development staff as </text:span><text:span text:style-name="T5">Web/Desktop developer.</text:span></text:p>
            <text:p text:style-name="P3"><text:span text:style-name="T5">.NET framework (C#), MSSQL, Agile </text:span><text:span text:style-name="T5">Dev. (SCRUM) and DDD, some Linux </text:span><text:span text:style-name="T5">server maintenance.</text:span></text:p>
          </draw:text-box>
        </draw:frame>
        <draw:frame draw:style-name="gr38" draw:text-style-name="P5" draw:layer="layout" svg:width="3.389cm" svg:height="0.357cm" svg:x="1.986cm" svg:y="12.42cm">
          <draw:text-box>
            <text:p text:style-name="P3"><text:span text:style-name="T4">2017 – 2018 <text:s/>O2Fund </text:span></text:p>
          </draw:text-box>
        </draw:frame>
        <draw:frame draw:style-name="gr39" draw:text-style-name="P6" draw:layer="layout" svg:width="14.903cm" svg:height="1.03cm" svg:x="4.487cm" svg:y="12.858cm">
          <draw:text-box>
            <text:p text:style-name="P3"><text:span text:style-name="T5">WebApp using NextJS(React), Ruby </text:span><text:span text:style-name="T5">on Rails and PostgreSQL, API with </text:span><text:span text:style-name="T5">both REST and GraphQL</text:span></text:p>
            <text:p text:style-name="P3"><text:span text:style-name="T5">Linux server maintenance, Full </text:span><text:span text:style-name="T5">Stack development with JavaScript </text:span><text:span text:style-name="T5">(React)</text:span></text:p>
            <text:p text:style-name="P3"><text:span text:style-name="T5">Node.js/PostgreSQL backend.</text:span></text:p>
          </draw:text-box>
        </draw:frame>
        <draw:frame draw:style-name="gr20" draw:text-style-name="P5" draw:layer="layout" svg:width="4.743cm" svg:height="0.357cm" svg:x="1.99cm" svg:y="14.121cm">
          <draw:text-box>
            <text:p text:style-name="P3"><text:span text:style-name="T4">2018 – 2019 <text:s/>Telefônica/Vivo</text:span></text:p>
          </draw:text-box>
        </draw:frame>
        <draw:frame draw:style-name="gr40" draw:text-style-name="P6" draw:layer="layout" svg:width="15.242cm" svg:height="1.03cm" svg:x="4.494cm" svg:y="14.54cm">
          <draw:text-box>
            <text:p text:style-name="P3"><text:span text:style-name="T5">Web/App Analytics (Development </text:span><text:span text:style-name="T5">and Architecture)</text:span></text:p>
            <text:p text:style-name="P3"><text:span text:style-name="T5">Google Tag Manager – GCP – </text:span><text:span text:style-name="T5">JavaScript ES6 – Firebase – </text:span><text:span text:style-name="T5">AppsFlyer – Adjust - BigQuery – </text:span><text:span text:style-name="T5">SQL</text:span></text:p>
          </draw:text-box>
        </draw:frame>
        <draw:frame draw:style-name="gr41" draw:text-style-name="P5" draw:layer="layout" svg:width="4.066cm" svg:height="0.357cm" svg:x="1.99cm" svg:y="15.419cm">
          <draw:text-box>
            <text:p text:style-name="P3"><text:span text:style-name="T4">2019 – 2019 <text:s/>TradersClub</text:span></text:p>
          </draw:text-box>
        </draw:frame>
        <draw:frame draw:style-name="gr42" draw:text-style-name="P6" draw:layer="layout" svg:width="8.807cm" svg:height="0.687cm" svg:x="4.491cm" svg:y="15.839cm">
          <draw:text-box>
            <text:p text:style-name="P3"><text:span text:style-name="T5">Community based Startup focusing </text:span><text:span text:style-name="T5">on Financial Market</text:span></text:p>
            <text:p text:style-name="P3"><text:span text:style-name="T5">WebApp using React, React-Native, </text:span><text:span text:style-name="T5">GO/Node.js Backend</text:span></text:p>
          </draw:text-box>
        </draw:frame>
        <draw:frame draw:style-name="gr43" draw:text-style-name="P5" draw:layer="layout" svg:width="3.219cm" svg:height="0.357cm" svg:x="1.99cm" svg:y="16.922cm">
          <draw:text-box>
            <text:p text:style-name="P3"><text:span text:style-name="T4">2019 – 2020 <text:s/>Bettha</text:span></text:p>
          </draw:text-box>
        </draw:frame>
        <draw:frame draw:style-name="gr44" draw:text-style-name="P6" draw:layer="layout" svg:width="15.411cm" svg:height="1.03cm" svg:x="4.491cm" svg:y="17.341cm">
          <draw:text-box>
            <text:p text:style-name="P3"><text:span text:style-name="T5">As the only Senior member I’ve </text:span><text:span text:style-name="T5">worked on Architecture, </text:span><text:span text:style-name="T5">documentation and creation of </text:span><text:span text:style-name="T5">APIs, </text:span></text:p>
            <text:p text:style-name="P3"><text:span text:style-name="T5">AngularJS/Angular Frontend, Ruby </text:span><text:span text:style-name="T5">on Rails Backend.</text:span></text:p>
            <text:p text:style-name="P3"><text:span text:style-name="T5">Some DevOps work; CI</text:span></text:p>
          </draw:text-box>
        </draw:frame>
        <draw:frame draw:style-name="gr45" draw:text-style-name="P4" draw:layer="layout" svg:width="7.052cm" svg:height="0.399cm" svg:x="2.004cm" svg:y="0.959cm">
          <draw:text-box>
            <text:p text:style-name="P3"><text:span text:style-name="T2">[tiago@tiago-linuxbox:~]$</text:span><text:span text:style-name="T3"> cat </text:span><text:span text:style-name="T1">contact</text:span></text:p>
          </draw:text-box>
        </draw:frame>
        <draw:frame draw:style-name="gr46" draw:text-style-name="P5" draw:layer="layout" svg:width="3.897cm" svg:height="0.357cm" svg:x="1.993cm" svg:y="18.523cm">
          <draw:text-box>
            <text:p text:style-name="P3"><text:span text:style-name="T4">2022 – 2022 <text:s/>F1Sales</text:span></text:p>
          </draw:text-box>
        </draw:frame>
        <draw:frame draw:style-name="gr47" draw:text-style-name="P6" draw:layer="layout" svg:width="10.331cm" svg:height="1.03cm" svg:x="4.494cm" svg:y="18.943cm">
          <draw:text-box>
            <text:p text:style-name="P3"><text:span text:style-name="T5">Create integration solutions with </text:span><text:span text:style-name="T5">third-party systems. </text:span></text:p>
            <text:p text:style-name="P3"><text:span text:style-name="T5">Develop solutions together with </text:span><text:span text:style-name="T5">the product team </text:span></text:p>
            <text:p text:style-name="P3"><text:span text:style-name="T5">Ruby on Rails, API, TDD, MongoDB, </text:span><text:span text:style-name="T5">Sidekiq, Redis, Heroku, AW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Sans" svg:font-family="DejaVuSans" style:font-pitch="variable"/>
    <style:font-face style:name="DejaVuSans1" svg:font-family="DejaVuSans"/>
    <style:font-face style:name="Fira Mono for Powerline" svg:font-family="'Fira Mono for Powerl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/>
    <style:font-face style:name="Monaco1" svg:font-family="Monaco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6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30T20:03:11.166000608</dc:date>
    <meta:editing-duration>PT21M47S</meta:editing-duration>
    <meta:editing-cycles>11</meta:editing-cycles>
    <meta:generator>LibreOffice/7.6.2.1$Linux_X86_64 LibreOffice_project/60$Build-1</meta:generator>
    <meta:document-statistic meta:object-count="58"/>
  </office:meta>
</office:document-meta>
</file>